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itle">
      <style:text-properties style:font-name="Liberation Serif" fo:language="sv" fo:country="SE" officeooo:rsid="00096af7" officeooo:paragraph-rsid="00096af7"/>
    </style:style>
    <style:style style:name="P5" style:family="paragraph" style:parent-style-name="Heading_20_1">
      <style:text-properties fo:language="sv" fo:country="SE" officeooo:rsid="000f3c47" officeooo:paragraph-rsid="000f3c47"/>
    </style:style>
    <style:style style:name="P6" style:family="paragraph" style:parent-style-name="Heading_20_1">
      <style:text-properties officeooo:paragraph-rsid="004e94bc"/>
    </style:style>
    <style:style style:name="P7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language="sv" fo:country="SE" officeooo:rsid="000f3c47" officeooo:paragraph-rsid="000f3c47"/>
    </style:style>
    <style:style style:name="P10" style:family="paragraph" style:parent-style-name="Heading_20_2">
      <style:text-properties fo:language="sv" fo:country="SE" officeooo:paragraph-rsid="00131c86"/>
    </style:style>
    <style:style style:name="P11" style:family="paragraph" style:parent-style-name="Heading_20_2">
      <style:text-properties fo:language="sv" fo:country="SE" officeooo:rsid="000f3c47" officeooo:paragraph-rsid="000f3c47"/>
    </style:style>
    <style:style style:name="P12" style:family="paragraph" style:parent-style-name="Heading_20_3">
      <style:text-properties fo:language="sv" fo:country="SE" officeooo:paragraph-rsid="001fca21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f6d7" officeooo:paragraph-rsid="0043f6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28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2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 style:list-style-name="L1">
      <style:text-properties fo:language="sv" fo:country="SE" officeooo:paragraph-rsid="002bbccd"/>
    </style:style>
    <style:style style:name="P31" style:family="paragraph" style:parent-style-name="Text_20_body" style:list-style-name="L1">
      <style:text-properties fo:language="sv" fo:country="SE" officeooo:rsid="0037b70b" officeooo:paragraph-rsid="0037b70b"/>
    </style:style>
    <style:style style:name="P32" style:family="paragraph" style:parent-style-name="Text_20_body" style:list-style-name="L1">
      <style:text-properties fo:language="sv" fo:country="SE" officeooo:rsid="002bbccd" officeooo:paragraph-rsid="002bbccd"/>
    </style:style>
    <style:style style:name="P33" style:family="paragraph" style:parent-style-name="Text_20_body" style:list-style-name="L1">
      <style:text-properties fo:language="sv" fo:country="SE" officeooo:rsid="002bbccd" officeooo:paragraph-rsid="00358cb6"/>
    </style:style>
    <style:style style:name="P34" style:family="paragraph" style:parent-style-name="Text_20_body" style:list-style-name="L1">
      <style:text-properties fo:language="sv" fo:country="SE" officeooo:rsid="0032b964" officeooo:paragraph-rsid="0033ba8f"/>
    </style:style>
    <style:style style:name="P35" style:family="paragraph" style:parent-style-name="Text_20_body" style:list-style-name="L1">
      <style:text-properties fo:language="sv" fo:country="SE" officeooo:rsid="0030f7b5" officeooo:paragraph-rsid="0033ba8f"/>
    </style:style>
    <style:style style:name="P36" style:family="paragraph" style:parent-style-name="Text_20_body" style:list-style-name="L1">
      <style:text-properties fo:language="sv" fo:country="SE" officeooo:rsid="00358cb6" officeooo:paragraph-rsid="00358cb6"/>
    </style:style>
    <style:style style:name="P37" style:family="paragraph" style:parent-style-name="Text_20_body" style:list-style-name="L1">
      <style:text-properties fo:language="sv" fo:country="SE" officeooo:rsid="00358cb6" officeooo:paragraph-rsid="0043f6d7"/>
    </style:style>
    <style:style style:name="P38" style:family="paragraph" style:parent-style-name="Text_20_body" style:list-style-name="L3">
      <style:text-properties fo:language="sv" fo:country="SE" officeooo:rsid="0028584e" officeooo:paragraph-rsid="0028584e"/>
    </style:style>
    <style:style style:name="P39" style:family="paragraph" style:parent-style-name="Text_20_body" style:list-style-name="L3">
      <style:text-properties fo:language="sv" fo:country="SE" officeooo:rsid="003bfe99" officeooo:paragraph-rsid="003bfe99"/>
    </style:style>
    <style:style style:name="P40" style:family="paragraph" style:parent-style-name="Text_20_body" style:list-style-name="L3">
      <style:text-properties fo:language="sv" fo:country="SE" officeooo:rsid="003cbe02" officeooo:paragraph-rsid="003cbe02"/>
    </style:style>
    <style:style style:name="P41" style:family="paragraph" style:parent-style-name="Text_20_body" style:list-style-name="L3">
      <style:text-properties fo:language="sv" fo:country="SE" officeooo:rsid="003dc4b5" officeooo:paragraph-rsid="003dc4b5"/>
    </style:style>
    <style:style style:name="P42" style:family="paragraph" style:parent-style-name="Text_20_body">
      <style:text-properties fo:language="sv" fo:country="SE" officeooo:rsid="001030ee" officeooo:paragraph-rsid="00401c78"/>
    </style:style>
    <style:style style:name="P43" style:family="paragraph" style:parent-style-name="Text_20_body" style:list-style-name="L1">
      <style:text-properties fo:language="sv" fo:country="SE" officeooo:rsid="0044e9e1" officeooo:paragraph-rsid="0044e9e1"/>
    </style:style>
    <style:style style:name="P44" style:family="paragraph" style:parent-style-name="Text_20_body" style:list-style-name="L3">
      <style:text-properties fo:language="sv" fo:country="SE" officeooo:rsid="0044e9e1" officeooo:paragraph-rsid="0044e9e1"/>
    </style:style>
    <style:style style:name="P45" style:family="paragraph" style:parent-style-name="Text_20_body" style:list-style-name="L3">
      <style:text-properties fo:language="sv" fo:country="SE" officeooo:rsid="0046af89" officeooo:paragraph-rsid="0046af89"/>
    </style:style>
    <style:style style:name="P46" style:family="paragraph" style:parent-style-name="Text_20_body">
      <style:text-properties fo:language="sv" fo:country="SE" officeooo:rsid="004701e7" officeooo:paragraph-rsid="0048a5f6"/>
    </style:style>
    <style:style style:name="P47" style:family="paragraph" style:parent-style-name="Text_20_body">
      <style:text-properties fo:language="sv" fo:country="SE" officeooo:rsid="004a5371" officeooo:paragraph-rsid="004a5371"/>
    </style:style>
    <style:style style:name="P48" style:family="paragraph" style:parent-style-name="Text_20_body" style:list-style-name="L4">
      <style:text-properties fo:language="sv" fo:country="SE" officeooo:rsid="004a5371" officeooo:paragraph-rsid="004a5371"/>
    </style:style>
    <style:style style:name="P49" style:family="paragraph" style:parent-style-name="Text_20_body" style:list-style-name="L4">
      <style:text-properties fo:language="sv" fo:country="SE" officeooo:paragraph-rsid="004a5371"/>
    </style:style>
    <style:style style:name="P50" style:family="paragraph" style:parent-style-name="Text_20_body">
      <style:text-properties fo:language="sv" fo:country="SE" officeooo:rsid="004e94bc" officeooo:paragraph-rsid="004e94bc"/>
    </style:style>
    <style:style style:name="P51" style:family="paragraph" style:parent-style-name="Text_20_body">
      <style:text-properties fo:language="sv" fo:country="SE" officeooo:rsid="004fdaed" officeooo:paragraph-rsid="004fdaed"/>
    </style:style>
    <style:style style:name="P52" style:family="paragraph" style:parent-style-name="Text_20_body">
      <style:text-properties fo:language="sv" fo:country="SE" officeooo:rsid="004ff6b3" officeooo:paragraph-rsid="004ff6b3"/>
    </style:style>
    <style:style style:name="P53" style:family="paragraph" style:parent-style-name="Text_20_body">
      <style:text-properties fo:language="sv" fo:country="SE" officeooo:rsid="0050dba8" officeooo:paragraph-rsid="0050dba8"/>
    </style:style>
    <style:style style:name="P54" style:family="paragraph" style:parent-style-name="Text_20_body">
      <style:text-properties style:font-name="Liberation Sans1" fo:language="sv" fo:country="SE" officeooo:rsid="0028584e" officeooo:paragraph-rsid="0028584e"/>
    </style:style>
    <style:style style:name="P55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56" style:family="paragraph" style:parent-style-name="Text_20_body" style:list-style-name="L4">
      <style:text-properties style:font-name="Liberation Sans1" fo:language="sv" fo:country="SE" officeooo:rsid="004b0018" officeooo:paragraph-rsid="004b0018"/>
    </style:style>
    <style:style style:name="P57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58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9" style:family="paragraph" style:parent-style-name="Text_20_body" style:list-style-name="L3">
      <style:text-properties officeooo:rsid="0028584e" officeooo:paragraph-rsid="0028584e"/>
    </style:style>
    <style:style style:name="P60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61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62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63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64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65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66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67" style:family="paragraph" style:parent-style-name="Text_20_body" style:list-style-name="L7">
      <style:text-properties officeooo:paragraph-rsid="004ff6b3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officeooo:rsid="00401c78"/>
    </style:style>
    <style:style style:name="T26" style:family="text">
      <style:text-properties style:font-name="Liberation Sans1" officeooo:rsid="004134f9"/>
    </style:style>
    <style:style style:name="T27" style:family="text">
      <style:text-properties style:font-name="Liberation Sans1" officeooo:rsid="00413dd3"/>
    </style:style>
    <style:style style:name="T28" style:family="text">
      <style:text-properties style:font-name="Liberation Sans1" officeooo:rsid="0043f6d7"/>
    </style:style>
    <style:style style:name="T29" style:family="text">
      <style:text-properties style:font-name="Liberation Sans1" officeooo:rsid="0044e9e1"/>
    </style:style>
    <style:style style:name="T30" style:family="text">
      <style:text-properties style:font-name="Liberation Sans1" officeooo:rsid="004c3552"/>
    </style:style>
    <style:style style:name="T31" style:family="text">
      <style:text-properties officeooo:rsid="0035edfb"/>
    </style:style>
    <style:style style:name="T32" style:family="text">
      <style:text-properties officeooo:rsid="0037b70b"/>
    </style:style>
    <style:style style:name="T33" style:family="text">
      <style:text-properties officeooo:rsid="0039491b"/>
    </style:style>
    <style:style style:name="T34" style:family="text">
      <style:text-properties officeooo:rsid="003cbe02"/>
    </style:style>
    <style:style style:name="T35" style:family="text">
      <style:text-properties officeooo:rsid="003dc4b5"/>
    </style:style>
    <style:style style:name="T36" style:family="text">
      <style:text-properties fo:language="sv" fo:country="SE"/>
    </style:style>
    <style:style style:name="T37" style:family="text">
      <style:text-properties fo:language="sv" fo:country="SE" officeooo:rsid="003cbe02"/>
    </style:style>
    <style:style style:name="T38" style:family="text">
      <style:text-properties fo:language="sv" fo:country="SE" officeooo:rsid="00296a5f"/>
    </style:style>
    <style:style style:name="T39" style:family="text">
      <style:text-properties fo:language="sv" fo:country="SE" officeooo:rsid="00131c86"/>
    </style:style>
    <style:style style:name="T40" style:family="text">
      <style:text-properties fo:language="sv" fo:country="SE" officeooo:rsid="004ff6b3"/>
    </style:style>
    <style:style style:name="T41" style:family="text">
      <style:text-properties fo:language="sv" fo:country="SE" officeooo:rsid="00513b37"/>
    </style:style>
    <style:style style:name="T42" style:family="text">
      <style:text-properties style:text-line-through-style="solid" style:text-line-through-type="single" officeooo:rsid="00401c78"/>
    </style:style>
    <style:style style:name="T43" style:family="text">
      <style:text-properties style:text-line-through-style="solid" style:text-line-through-type="single" style:font-name="Liberation Sans1" officeooo:rsid="003f8d95"/>
    </style:style>
    <style:style style:name="T44" style:family="text">
      <style:text-properties style:text-line-through-style="solid" style:text-line-through-type="single" style:font-name="Liberation Sans1" officeooo:rsid="00401c78"/>
    </style:style>
    <style:style style:name="T45" style:family="text">
      <style:text-properties officeooo:rsid="004701e7"/>
    </style:style>
    <style:style style:name="T46" style:family="text">
      <style:text-properties officeooo:rsid="0048a5f6"/>
    </style:style>
    <style:style style:name="T47" style:family="text">
      <style:text-properties officeooo:rsid="004a5371"/>
    </style:style>
    <style:style style:name="T48" style:family="text">
      <style:text-properties officeooo:rsid="004b0018"/>
    </style:style>
    <style:style style:name="T49" style:family="text">
      <style:text-properties officeooo:rsid="004c3552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4c3552"/>
    </style:style>
    <style:style style:name="T52" style:family="text">
      <style:text-properties fo:language="en" fo:country="US" officeooo:rsid="00470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ssword Manager</text:p>
      <text:h text:style-name="Heading_20_1" text:outline-level="1"><text:span text:style-name="T39">1. </text:span><text:span text:style-name="T36">Stack</text:span></text:h>
      <text:h text:style-name="P10" text:outline-level="2"><text:span text:style-name="T4">1.1 </text:span>Database</text:h>
      <text:p text:style-name="P42"><text:span text:style-name="T18">Blir förmodligen SQLite, en databashanterare som enkelt kan installeras på varje maskin. </text:span><text:span text:style-name="T42">E</text:span><text:span text:style-name="T43">fter man installerat appen </text:span><text:span text:style-name="T44">och </text:span><text:span text:style-name="T43">när man skapa</text:span><text:span text:style-name="T44">r</text:span><text:span text:style-name="T43"> ny användare, så skapas en ny databas åt den användaren. </text:span><text:span text:style-name="T44">D</text:span><text:span text:style-name="T43">etta hjälper till att skilja åt de olika användarna så de kan </text:span><text:span text:style-name="T44">ta bort, </text:span><text:span text:style-name="T43">återställa eller spara databasen någon annanstans.</text:span></text:p>
      <text:list xml:id="list3804149063" text:style-name="L1">
        <text:list-item>
          <text:p text:style-name="P60"><text:span text:style-name="T25">Applikationen bör ha en </text:span><text:span text:style-name="T26">admin som kan</text:span></text:p>
          <text:list>
            <text:list-item>
              <text:p text:style-name="P62"><text:span text:style-name="T22">lägga till en användare</text:span></text:p>
            </text:list-item>
            <text:list-item>
              <text:p text:style-name="P62"><text:span text:style-name="T22">ta bort en användare</text:span></text:p>
            </text:list-item>
            <text:list-item>
              <text:p text:style-name="P62"><text:span text:style-name="T22">återställa en användare</text:span></text:p>
              <text:list>
                <text:list-item>
                  <text:p text:style-name="P62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61"><text:span text:style-name="T25">Applikationen bör ha en generell databas </text:span></text:p>
          <text:list>
            <text:list-item>
              <text:p text:style-name="P61"><text:span text:style-name="T25">som innehåller antalet användare</text:span></text:p>
            </text:list-item>
            <text:list-item>
              <text:p text:style-name="P63"><text:span text:style-name="T22">som sparar deras inställningar</text:span></text:p>
            </text:list-item>
            <text:list-item>
              <text:p text:style-name="P62"><text:span text:style-name="T22">tar man bort en användare så tas även användarens databas </text:span><text:span text:style-name="T27">och inställningar </text:span><text:span text:style-name="T22">bort</text:span></text:p>
            </text:list-item>
          </text:list>
        </text:list-item>
        <text:list-item>
          <text:p text:style-name="P60"><text:span text:style-name="T25">Applikationen bör ha en databas </text:span><text:span text:style-name="T26">för varje unik användare</text:span></text:p>
          <text:list>
            <text:list-item>
              <text:p text:style-name="P62"><text:span text:style-name="T26">d</text:span><text:span text:style-name="T22">enna databas innehåller användarens sparade lösenord</text:span></text:p>
            </text:list-item>
          </text:list>
        </text:list-item>
        <text:list-item>
          <text:p text:style-name="P30"><text:span text:style-name="T21">M</text:span><text:span text:style-name="T17">an bör kunna använda databasen som en fil</text:span></text:p>
        </text:list-item>
        <text:list-item>
          <text:p text:style-name="P31">Man ska kunna säkerhetskopiera filen</text:p>
        </text:list-item>
        <text:list-item>
          <text:p text:style-name="P32"><text:span text:style-name="T19">Man </text:span>ska kunna <text:span text:style-name="T32">begå CRUD mot </text:span><text:span text:style-name="T19">filen var </text:span>man vill</text:p>
          <text:list>
            <text:list-item>
              <text:p text:style-name="P34">lokalt</text:p>
            </text:list-item>
            <text:list-item>
              <text:p text:style-name="P35">remote, tex. någon cloud service</text:p>
              <text:list>
                <text:list-item>
                  <text:p text:style-name="P35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32"><text:span text:style-name="T19">Man ska kunna </text:span>återställa <text:span text:style-name="T19">filen</text:span></text:p>
        </text:list-item>
        <text:list-item>
          <text:p text:style-name="P33"><text:span text:style-name="T21">Man ska kunna välja vilken </text:span><text:span text:style-name="T23">kryptering man vill använda </text:span><text:span text:style-name="T29">på lösenordet </text:span><text:span text:style-name="T28">av de som är tillgängliga </text:span><text:span text:style-name="T29">i applikationen</text:span></text:p>
          <text:list>
            <text:list-item>
              <text:p text:style-name="P55">ingen kryptering</text:p>
            </text:list-item>
            <text:list-item>
              <text:p text:style-name="P37"><text:soft-page-break/><text:span text:style-name="T24">The Advanced Encryption Standard (AES) </text:span><text:span text:style-name="T28">(förvald, </text:span><text:span text:style-name="T22">standard</text:span><text:span text:style-name="T28">)</text:span></text:p>
              <text:list>
                <text:list-item>
                  <text:p text:style-name="P36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36">Triple DES</text:p>
            </text:list-item>
            <text:list-item>
              <text:p text:style-name="P36">Twofish</text:p>
            </text:list-item>
            <text:list-item>
              <text:p text:style-name="P43">man ska kunna byta kryptering på lösenordet</text:p>
              <text:list>
                <text:list-item>
                  <text:p text:style-name="P43">eller på alla lösenord på en gång</text:p>
                </text:list-item>
              </text:list>
            </text:list-item>
          </text:list>
        </text:list-item>
        <text:list-item>
          <text:p text:style-name="P64">Man ska kunna använda samma app upp till ett visst antal olika användare</text:p>
          <text:list>
            <text:list-item>
              <text:p text:style-name="P64"><text:span text:style-name="T32">a</text:span>ntalet olika användare baseras på giltig licens</text:p>
            </text:list-item>
            <text:list-item>
              <text:p text:style-name="P65"><text:span text:style-name="T33">m</text:span><text:span text:style-name="T31">an ska kunna använda appen på andra enheter, </text:span><text:span text:style-name="T33">helt gratis</text:span></text:p>
              <text:list>
                <text:list-item>
                  <text:p text:style-name="P65">om man vill synka med andra enheter, så måste man först återställa filen ifrån den förvalda enheten</text:p>
                </text:list-item>
              </text:list>
            </text:list-item>
            <text:list-item>
              <text:p text:style-name="P66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2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7">users</text:p>
          </table:table-cell>
          <table:table-cell table:style-name="Table1.A1" office:value-type="string">
            <text:p text:style-name="P25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25">password<text:line-break/>varchar(512)<text:line-break/>not null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G1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8">encryptions</text:p>
          </table:table-cell>
          <table:table-cell table:style-name="Table1.A2" office:value-type="string">
            <text:p text:style-name="P20">name</text:p>
            <text:p text:style-name="P20">text</text:p>
            <text:p text:style-name="P21">p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5">passwords</text:p>
          </table:table-cell>
          <table:table-cell table:style-name="Table1.A2" office:value-type="string">
            <text:p text:style-name="P18">title<text:line-break/>varchar(128)<text:line-break/>not null</text:p>
          </table:table-cell>
          <table:table-cell table:style-name="Table1.A2" office:value-type="string">
            <text:p text:style-name="P15">username<text:line-break/>varchar(256)<text:line-break/>null</text:p>
          </table:table-cell>
          <table:table-cell table:style-name="Table1.A2" office:value-type="string">
            <text:p text:style-name="P16">password<text:line-break/>varchar(256)<text:line-break/>null</text:p>
          </table:table-cell>
          <table:table-cell table:style-name="Table1.A2" office:value-type="string">
            <text:p text:style-name="P15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9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7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0" text:outline-level="2"><text:span text:style-name="T4">1.2 </text:span>Backend</text:h>
      <text:p text:style-name="P54">Electron. </text:p>
      <text:h text:style-name="P7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5" text:outline-level="1"><text:soft-page-break/><text:span text:style-name="T6">2. </text:span><text:span text:style-name="T5">Actions</text:span></text:h>
      <text:h text:style-name="P11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57">användarnamn</text:p>
        </text:list-item>
        <text:list-item>
          <text:p text:style-name="P57">lösenord</text:p>
        </text:list-item>
        <text:list-item>
          <text:p text:style-name="P57">url</text:p>
        </text:list-item>
        <text:list-item>
          <text:p text:style-name="P57">beskrivning</text:p>
        </text:list-item>
      </text:list>
      <text:h text:style-name="P9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220654466761520" text:continue-numbering="true" text:style-name="L2">
        <text:list-item>
          <text:p text:style-name="P57">användarnamn</text:p>
        </text:list-item>
        <text:list-item>
          <text:p text:style-name="P57">lösenord</text:p>
        </text:list-item>
        <text:list-item>
          <text:p text:style-name="P57">url</text:p>
        </text:list-item>
        <text:list-item>
          <text:p text:style-name="P57">beskrivning</text:p>
        </text:list-item>
      </text:list>
      <text:h text:style-name="P8" text:outline-level="2"><text:span text:style-name="T4">2.3 </text:span>Delete</text:h>
      <text:p text:style-name="P58">Ta bort en container.</text:p>
      <text:h text:style-name="Heading_20_1" text:outline-level="1">3. Technical <text:span text:style-name="T45">documentation</text:span></text:h>
      <text:h text:style-name="Heading_20_2" text:outline-level="2">3.1 Encryption</text:h>
      <text:p text:style-name="P46">När man sparar ett lösenord så ska <text:span text:style-name="T46">man kryptera/avkryptera </text:span>det med ett master lösenord. <text:span text:style-name="T46">Detta lösenord skall vara användarens </text:span><text:span text:style-name="T30">master</text:span><text:span text:style-name="T46">/secret key. </text:span>Tanken är att ifall någon kommer över databasen så ser man vilken kryptering som använts, och då blir det ganska enkelt att avkryptera det lagrade lösenordet i databasen. Men om man använder denna <text:span text:style-name="T46">nyckel (</text:span>master lösenord<text:span text:style-name="T46">)</text:span>, så kommer <text:span text:style-name="T46">det genereras fel slags </text:span>lösenord <text:span text:style-name="T46">om man inte har rätt nyckel</text:span>.</text:p>
      <text:h text:style-name="Heading_20_3" text:outline-level="3">3.1.1 <text:span text:style-name="T47">Private key</text:span></text:h>
      <text:p text:style-name="P47">Användaren väljer själv en private key (ett master lösenord).</text:p>
      <text:list xml:id="list3195691318" text:style-name="L4">
        <text:list-item>
          <text:p text:style-name="P49"><text:span text:style-name="T47">hasha först master lösenordet</text:span></text:p>
          <text:list>
            <text:list-item>
              <text:p text:style-name="P48">spara i databasen</text:p>
              <text:list>
                <text:list-item>
                  <text:p text:style-name="P48">förlorar användaren lösenordet kan det inte återskapas <text:span text:style-name="T48">pga. envägskryptering</text:span></text:p>
                </text:list-item>
              </text:list>
            </text:list-item>
          </text:list>
        </text:list-item>
        <text:list-item>
          <text:p text:style-name="P56"><text:soft-page-break/>skapa en private key av det hashade lösenordet</text:p>
        </text:list-item>
        <text:list-item>
          <text:p text:style-name="P56">använd denna private key vid varje lösenord användaren skapar</text:p>
        </text:list-item>
        <text:list-item>
          <text:p text:style-name="P56">spara lösenordet i databasen</text:p>
        </text:list-item>
      </text:list>
      <text:h text:style-name="Heading_20_1" text:outline-level="1"><text:span text:style-name="T49">4. </text:span>Versions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29">Features</text:p>
          </table:table-cell>
          <table:table-cell table:style-name="Table2.A1" office:value-type="string">
            <text:p text:style-name="P29">Basic</text:p>
          </table:table-cell>
          <table:table-cell table:style-name="Table2.C1" office:value-type="string">
            <text:p text:style-name="P29">Professional</text:p>
          </table:table-cell>
        </table:table-row>
        <table:table-row table:style-name="Table2.2">
          <table:table-cell table:style-name="Table2.A2" office:value-type="string">
            <text:p text:style-name="P24">encryption</text:p>
          </table:table-cell>
          <table:table-cell table:style-name="Table2.A2" office:value-type="string">
            <text:p text:style-name="P24">false</text:p>
          </table:table-cell>
          <table:table-cell table:style-name="Table2.C2" office:value-type="string">
            <text:p text:style-name="P24">true</text:p>
          </table:table-cell>
        </table:table-row>
        <table:table-row table:style-name="TableLine94513583851648">
          <table:table-cell table:style-name="Table2.A2" office:value-type="string">
            <text:p text:style-name="P24">restore db</text:p>
          </table:table-cell>
          <table:table-cell table:style-name="Table2.A2" office:value-type="string">
            <text:p text:style-name="P24">true</text:p>
          </table:table-cell>
          <table:table-cell table:style-name="Table2.C2" office:value-type="string">
            <text:p text:style-name="P24">true</text:p>
          </table:table-cell>
        </table:table-row>
        <table:table-row table:style-name="TableLine94513583851648">
          <table:table-cell table:style-name="Table2.A2" office:value-type="string">
            <text:p text:style-name="P24">save db remotely</text:p>
          </table:table-cell>
          <table:table-cell table:style-name="Table2.A2" office:value-type="string">
            <text:p text:style-name="P24">false</text:p>
          </table:table-cell>
          <table:table-cell table:style-name="Table2.C2" office:value-type="string">
            <text:p text:style-name="P24">true</text:p>
          </table:table-cell>
        </table:table-row>
        <table:table-row table:style-name="TableLine94513583851648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 table:style-name="TableLine94513583851648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 table:style-name="TableLine94513583851648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P22"/>
          </table:table-cell>
        </table:table-row>
      </table:table>
      <text:p text:style-name="P50"/>
      <text:p text:style-name="P51">Man bör ha olika mappar för de olika versionerna. <text:span text:style-name="T22">Moduler som ingår i båda versionerna ska ligga på en och samma plats. Detta gör att det blir s</text:span>midigt att jobba i dem istället för att kopiera in ändringar till samma moduler på olika platser.</text:p>
      <text:p text:style-name="P52"><text:span text:style-name="T22">Överväga</text:span>:</text:p>
      <text:list xml:id="list460102317" text:style-name="L7">
        <text:list-item>
          <text:p text:style-name="P67"><text:span text:style-name="T40">Vissa moduler, tex. db, har insert för password. Denna har en enc_id.</text:span></text:p>
          <text:list>
            <text:list-item>
              <text:p text:style-name="P67"><text:span text:style-name="T40">Kanske enklare att ha båda tabellerna i båda versionerna? Fast i basic räcker det med plain text.</text:span></text:p>
            </text:list-item>
          </text:list>
        </text:list-item>
      </text:list>
      <text:p text:style-name="P53"/>
      <text:p text:style-name="P53">1. Valt att behålla båda tabellerna, kan då behålla samma modul för CRUD/insert.</text:p>
      <text:h text:style-name="P6" text:outline-level="1"><text:span text:style-name="T51">X</text:span><text:span text:style-name="T52">. </text:span><text:span text:style-name="T50">Things to consider</text:span></text:h>
      <text:list xml:id="list2413780567" text:style-name="L3">
        <text:list-item>
          <text:p text:style-name="P38"><text:span text:style-name="T34">P</text:span>ackaging <text:span text:style-name="T16">(https://www.electronjs.org/docs/latest/tutorial/tutorial-packaging)</text:span></text:p>
        </text:list-item>
        <text:list-item>
          <text:p text:style-name="P59"><text:span text:style-name="T37">P</text:span><text:span text:style-name="T36">ublishing </text:span><text:span text:style-name="T38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38">)</text:span></text:p>
        </text:list-item>
        <text:list-item>
          <text:p text:style-name="P39">Kolla licenserna för de moduler du installera<text:span text:style-name="T34">t</text:span></text:p>
        </text:list-item>
        <text:list-item>
          <text:p text:style-name="P40">Logg<text:span text:style-name="T35">n</text:span>ing kommer behövas</text:p>
        </text:list-item>
        <text:list-item>
          <text:p text:style-name="P41">Kolla hur man kan slänga exceptions i windows dialogen, liknande alert med egen text</text:p>
        </text:list-item>
        <text:list-item>
          <text:p text:style-name="P44">Man kanske ska tillåta användaren att hash:a databasfilen?</text:p>
        </text:list-item>
        <text:list-item>
          <text:p text:style-name="P45">Tänk på säkerhet</text:p>
          <text:list>
            <text:list-item>
              <text:p text:style-name="P45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03T22:06:53.634691270</dc:date>
    <meta:editing-duration>P32DT2H49M9S</meta:editing-duration>
    <meta:editing-cycles>40</meta:editing-cycles>
    <meta:generator>LibreOffice/7.0.4.2$Linux_X86_64 LibreOffice_project/00$Build-2</meta:generator>
    <meta:document-statistic meta:table-count="2" meta:image-count="0" meta:object-count="0" meta:page-count="4" meta:paragraph-count="107" meta:word-count="732" meta:character-count="4467" meta:non-whitespace-character-count="3895"/>
  </office:meta>
</office:document-meta>
</file>